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7" style:family="paragraph" style:parent-style-name="Default_20_Text">
      <style:paragraph-properties fo:margin-left="0in" fo:margin-right="0in" fo:text-indent="0in" style:auto-text-indent="false"/>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1" style:family="paragraph" style:parent-style-name="Date">
      <style:paragraph-properties fo:margin-left="2.5in" fo:margin-right="0in" fo:text-indent="0in" style:auto-text-indent="false"/>
    </style:style>
    <style:style style:name="P1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18"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9"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style>
    <style:style style:name="P32" style:family="paragraph" style:parent-style-name="Text_20_Body_20_Single">
      <style:paragraph-properties fo:margin-top="0in" fo:margin-bottom="0in"/>
    </style:style>
    <style:style style:name="P33" style:family="paragraph" style:parent-style-name="Text_20_Body_20_Single">
      <style:paragraph-properties fo:margin-top="0in" fo:margin-bottom="0in"/>
      <style:text-properties style:font-name="Times New Roman"/>
    </style:style>
    <style:style style:name="P34" style:family="paragraph" style:parent-style-name="Text_20_Body_20_Single">
      <style:paragraph-properties fo:margin-top="0in" fo:margin-bottom="0in"/>
      <style:text-properties style:font-name="Times New Roman" fo:font-style="italic" style:font-style-asian="italic" style:font-style-complex="italic"/>
    </style:style>
    <style:style style:name="P35" style:family="paragraph" style:parent-style-name="Text_20_Body_20_Single">
      <style:paragraph-properties fo:margin-top="0in" fo:margin-bottom="0in"/>
      <style:text-properties fo:font-style="italic" style:font-style-asian="italic" style:font-style-complex="italic"/>
    </style:style>
    <style:style style:name="P36" style:family="paragraph" style:parent-style-name="Text_20_Body_20_Single">
      <style:paragraph-properties fo:margin-top="0in" fo:margin-bottom="0in"/>
      <style:text-properties fo:font-style="italic" fo:font-weight="normal" style:font-style-asian="italic" style:font-style-complex="italic"/>
    </style:style>
    <style:style style:name="P37"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8" style:family="paragraph" style:parent-style-name="Default_20_Text">
      <style:paragraph-properties fo:margin-top="0in" fo:margin-bottom="0in"/>
      <style:text-properties style:font-name="Times New Roman"/>
    </style:style>
    <style:style style:name="P39"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1" style:family="paragraph" style:parent-style-name="Default_20_Text">
      <style:paragraph-properties fo:margin-left="-0.2429in" fo:margin-right="0in" fo:text-indent="0in" style:auto-text-indent="false"/>
      <style:text-properties style:font-name="Times New Roman"/>
    </style:style>
    <style:style style:name="P42"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5" style:family="paragraph" style:parent-style-name="Contents_20_2">
      <style:paragraph-properties>
        <style:tab-stops>
          <style:tab-stop style:position="5.5252in" style:type="right" style:leader-style="dotted" style:leader-text="."/>
        </style:tab-stops>
      </style:paragraph-properties>
    </style:style>
    <style:style style:name="P46" style:family="paragraph" style:parent-style-name="Text_20_Body_20_Single" style:list-style-name="L1">
      <style:paragraph-properties fo:margin-top="0in" fo:margin-bottom="0in"/>
      <style:text-properties style:font-name="Times New Roman"/>
    </style:style>
    <style:style style:name="P47" style:family="paragraph" style:parent-style-name="Text_20_Body_20_Single" style:list-style-name="L1">
      <style:paragraph-properties fo:margin-top="0in" fo:margin-bottom="0in"/>
      <style:text-properties style:font-name="Times New Roman"/>
    </style:style>
    <style:style style:name="P48" style:family="paragraph" style:parent-style-name="Text_20_Body_20_Single" style:list-style-name="L2">
      <style:paragraph-properties fo:margin-top="0in" fo:margin-bottom="0in"/>
      <style:text-properties style:font-name="Times New Roman"/>
    </style:style>
    <style:style style:name="P49" style:family="paragraph" style:parent-style-name="Text_20_Body_20_Single" style:list-style-name="L2">
      <style:paragraph-properties fo:margin-top="0in" fo:margin-bottom="0in"/>
      <style:text-properties style:font-name="Times New Roman" fo:font-style="normal" fo:font-weight="bold"/>
    </style:style>
    <style:style style:name="P50" style:family="paragraph" style:parent-style-name="Text_20_Body_20_Single" style:list-style-name="L2">
      <style:paragraph-properties fo:margin-top="0in" fo:margin-bottom="0in"/>
      <style:text-properties style:font-name="Times New Roman"/>
    </style:style>
    <style:style style:name="P51" style:family="paragraph" style:parent-style-name="Text_20_Body_20_Single" style:list-style-name="L2">
      <style:paragraph-properties fo:margin-top="0in" fo:margin-bottom="0in"/>
      <style:text-properties style:font-name="Times New Roman"/>
    </style:style>
    <style:style style:name="P52"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3"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4"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5" style:family="paragraph" style:parent-style-name="Text_20_Body_20_Single" style:list-style-name="L2">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style:style>
    <style:style style:name="P58" style:family="paragraph" style:parent-style-name="Text_20_Body_20_Single" style:list-style-name="L2">
      <style:paragraph-properties fo:margin-top="0in" fo:margin-bottom="0in"/>
      <style:text-properties style:font-name="Times New Roman"/>
    </style:style>
    <style:style style:name="P59" style:family="paragraph" style:parent-style-name="Text_20_Body_20_Single" style:list-style-name="L1">
      <style:paragraph-properties fo:margin-top="0in" fo:margin-bottom="0in"/>
    </style:style>
    <style:style style:name="P60" style:family="paragraph" style:parent-style-name="Text_20_Body_20_Single" style:list-style-name="L1">
      <style:paragraph-properties fo:margin-top="0in" fo:margin-bottom="0in"/>
    </style:style>
    <style:style style:name="P61" style:family="paragraph" style:parent-style-name="Text_20_Body_20_Single" style:list-style-name="L2">
      <style:paragraph-properties fo:margin-top="0in" fo:margin-bottom="0in"/>
    </style:style>
    <style:style style:name="P62" style:family="paragraph" style:parent-style-name="Text_20_Body_20_Single" style:list-style-name="L2">
      <style:paragraph-properties fo:margin-top="0in" fo:margin-bottom="0in"/>
    </style:style>
    <style:style style:name="P63" style:family="paragraph" style:parent-style-name="Text_20_Body_20_Single" style:list-style-name="L2">
      <style:paragraph-properties fo:margin-top="0in" fo:margin-bottom="0in"/>
      <style:text-properties fo:font-style="italic" style:font-style-asian="italic" style:font-style-complex="italic"/>
    </style:style>
    <style:style style:name="P64" style:family="paragraph" style:parent-style-name="Text_20_Body_20_Single" style:list-style-name="L3">
      <style:paragraph-properties fo:margin-top="0in" fo:margin-bottom="0in"/>
      <style:text-properties fo:font-style="italic" style:font-style-asian="italic" style:font-style-complex="italic"/>
    </style:style>
    <style:style style:name="P65" style:family="paragraph" style:parent-style-name="Text_20_Body_20_Single" style:list-style-name="L3">
      <style:paragraph-properties fo:margin-top="0in" fo:margin-bottom="0in"/>
      <style:text-properties fo:font-style="italic" style:font-style-asian="italic" style:font-style-complex="italic"/>
    </style:style>
    <style:style style:name="P66" style:family="paragraph" style:parent-style-name="Text_20_Body_20_Single" style:list-style-name="L3">
      <style:paragraph-properties fo:margin-top="0in" fo:margin-bottom="0in"/>
      <style:text-properties fo:font-style="italic" style:font-style-asian="italic" style:font-style-complex="italic"/>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style:style>
    <style:style style:name="P87" style:family="paragraph" style:parent-style-name="Text_20_Body_20_Single" style:list-style-name="L3">
      <style:paragraph-properties fo:margin-top="0in" fo:margin-bottom="0in"/>
    </style:style>
    <style:style style:name="P88" style:family="paragraph" style:parent-style-name="Text_20_Body_20_Single" style:list-style-name="L3">
      <style:paragraph-properties fo:margin-top="0in" fo:margin-bottom="0in"/>
    </style:style>
    <style:style style:name="P89" style:family="paragraph" style:parent-style-name="Text_20_Body_20_Single" style:list-style-name="L3">
      <style:paragraph-properties fo:margin-top="0in" fo:margin-bottom="0in"/>
    </style:style>
    <style:style style:name="P90" style:family="paragraph" style:parent-style-name="Text_20_Body_20_Single" style:list-style-name="L3">
      <style:paragraph-properties fo:margin-top="0in" fo:margin-bottom="0in"/>
    </style:style>
    <style:style style:name="P91" style:family="paragraph" style:parent-style-name="Text_20_Body_20_Single" style:list-style-name="L3">
      <style:paragraph-properties fo:margin-top="0in" fo:margin-bottom="0in"/>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fo:orphans="2" fo:widows="2" style:writing-mode="lr-tb"/>
    </style:style>
    <style:style style:name="P95" style:family="paragraph" style:parent-style-name="Text_20_Body_20_Single" style:list-style-name="L2">
      <style:paragraph-properties fo:margin-left="0in" fo:margin-right="0in" fo:margin-top="0in" fo:margin-bottom="0in" fo:text-indent="0in" style:auto-text-indent="false"/>
    </style:style>
    <style:style style:name="P96"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9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8"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9" style:family="paragraph" style:parent-style-name="Text_20_Body_20_Single" style:list-style-name="L2">
      <style:paragraph-properties fo:margin-left="0in" fo:margin-right="0in" fo:margin-top="0in" fo:margin-bottom="0in" fo:text-indent="0in" style:auto-text-indent="false"/>
    </style:style>
    <style:style style:name="P100" style:family="paragraph" style:parent-style-name="Text_20_Body_20_Single" style:list-style-name="L2">
      <style:paragraph-properties fo:margin-left="0in" fo:margin-right="0in" fo:margin-top="0in" fo:margin-bottom="0in" fo:text-indent="0in" style:auto-text-indent="false"/>
    </style:style>
    <style:style style:name="P101"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02" style:family="paragraph" style:parent-style-name="Text_20_Body_20_Single" style:list-style-name="L2">
      <style:paragraph-properties fo:margin-left="0.5in" fo:margin-right="0in" fo:margin-top="0in" fo:margin-bottom="0in" fo:text-indent="0in" style:auto-text-indent="false"/>
    </style:style>
    <style:style style:name="P103"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04" style:family="paragraph" style:parent-style-name="Default_20_Text" style:list-style-name="L2"/>
    <style:style style:name="P10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3"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14" style:family="paragraph" style:parent-style-name="Default_20_Text" style:list-style-name="L2"/>
    <style:style style:name="P115" style:family="paragraph" style:parent-style-name="Default_20_Text" style:list-style-name="L6"/>
    <style:style style:name="P116" style:family="paragraph" style:parent-style-name="Default_20_Text" style:list-style-name="L6"/>
    <style:style style:name="P117" style:family="paragraph" style:parent-style-name="Default_20_Text" style:list-style-name="L6"/>
    <style:style style:name="P118" style:family="paragraph" style:parent-style-name="Default_20_Text" style:list-style-name="L6"/>
    <style:style style:name="P119" style:family="paragraph" style:parent-style-name="Default_20_Text" style:list-style-name="L6"/>
    <style:style style:name="P120" style:family="paragraph" style:parent-style-name="Default_20_Text" style:list-style-name="L6"/>
    <style:style style:name="P121" style:family="paragraph" style:parent-style-name="Default_20_Text" style:list-style-name="L6"/>
    <style:style style:name="P122" style:family="paragraph" style:parent-style-name="Default_20_Text" style:list-style-name="L6"/>
    <style:style style:name="P12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24" style:family="paragraph" style:parent-style-name="Default_20_Text" style:list-style-name="L4">
      <style:paragraph-properties fo:margin-left="0in" fo:margin-right="0in" fo:text-indent="0in" style:auto-text-indent="false"/>
    </style:style>
    <style:style style:name="P125" style:family="paragraph" style:parent-style-name="Default_20_Text" style:list-style-name="L4">
      <style:paragraph-properties fo:margin-left="0in" fo:margin-right="0in" fo:text-indent="0in" style:auto-text-indent="false"/>
    </style:style>
    <style:style style:name="P126"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27"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28"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9"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0"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1"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32" style:family="paragraph" style:parent-style-name="Default_20_Text" style:list-style-name="L4">
      <style:paragraph-properties fo:margin-left="0in" fo:margin-right="0in" fo:text-indent="0in" style:auto-text-indent="false"/>
    </style:style>
    <style:style style:name="P133" style:family="paragraph" style:parent-style-name="Default_20_Text" style:list-style-name="L4">
      <style:paragraph-properties fo:margin-left="0in" fo:margin-right="0in" fo:text-indent="0in" style:auto-text-indent="false"/>
    </style:style>
    <style:style style:name="P134" style:family="paragraph" style:parent-style-name="Default_20_Text" style:list-style-name="L4">
      <style:paragraph-properties fo:margin-left="0in" fo:margin-right="0in" fo:text-indent="0in" style:auto-text-indent="false"/>
    </style:style>
    <style:style style:name="P135"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6"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7" style:family="paragraph" style:parent-style-name="Default_20_Text" style:list-style-name="L4">
      <style:paragraph-properties fo:margin-left="0in" fo:margin-right="0in" fo:text-indent="0in" style:auto-text-indent="false"/>
    </style:style>
    <style:style style:name="P138" style:family="paragraph" style:parent-style-name="Default_20_Text" style:list-style-name="L4">
      <style:paragraph-properties fo:margin-left="0in" fo:margin-right="0in" fo:text-indent="0in" style:auto-text-indent="false"/>
    </style:style>
    <style:style style:name="P139"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0"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1" style:family="paragraph" style:parent-style-name="Standard" style:list-style-name="L2">
      <style:paragraph-properties fo:margin-top="0in" fo:margin-bottom="0in"/>
      <style:text-properties style:font-name="Times New Roman" fo:background-color="transparent"/>
    </style:style>
    <style:style style:name="P14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3" style:family="paragraph" style:parent-style-name="Body_20_Text_20_First_20_Indent" style:list-style-name="L7">
      <style:paragraph-properties fo:margin-left="0in" fo:margin-right="0in" fo:text-indent="0in" style:auto-text-indent="false"/>
    </style:style>
    <style:style style:name="P144" style:family="paragraph" style:parent-style-name="Body_20_Text_20_First_20_Indent" style:list-style-name="L5"/>
    <style:style style:name="P145" style:family="paragraph" style:parent-style-name="Body_20_Text_20_First_20_Indent" style:list-style-name="L5"/>
    <style:style style:name="P146" style:family="paragraph" style:parent-style-name="Body_20_Text_20_First_20_Indent" style:list-style-name="L5"/>
    <style:style style:name="P147" style:family="paragraph" style:parent-style-name="Body_20_Text_20_First_20_Indent" style:list-style-name="L5"/>
    <style:style style:name="P148" style:family="paragraph" style:parent-style-name="Body_20_Text_20_First_20_Indent" style:list-style-name="L5"/>
    <style:style style:name="P149" style:family="paragraph" style:parent-style-name="Body_20_Text_20_First_20_Indent" style:list-style-name="L5"/>
    <style:style style:name="P150" style:family="paragraph" style:parent-style-name="Body_20_Text_20_First_20_Indent" style:list-style-name="L5"/>
    <style:style style:name="P151" style:family="paragraph" style:parent-style-name="Body_20_Text_20_First_20_Indent" style:list-style-name="L5">
      <style:text-properties fo:font-style="italic" style:font-style-asian="italic" style:font-style-complex="italic"/>
    </style:style>
    <style:style style:name="P152" style:family="paragraph" style:parent-style-name="Body_20_Text_20_First_20_Indent" style:list-style-name="L5"/>
    <style:style style:name="P153" style:family="paragraph" style:parent-style-name="Body_20_Text_20_First_20_Indent" style:list-style-name="L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italic" fo:background-color="transparent" style:language-asian="zh" style:country-asian="CN" style:font-style-asian="italic" style:font-style-complex="italic"/>
    </style:style>
    <style:style style:name="T48" style:family="text">
      <style:text-properties style:font-name="Times New Roman3" fo:font-style="italic" fo:background-color="transparent"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XCAT 2 MySQL Setup</text:p>
      <text:p text:style-name="P11"><text:date style:data-style-name="N37" text:date-value="2010-03-03T14:52:32.53">03/03/10</text:date>, <text:time style:data-style-name="N43" text:time-value="2010-03-03T14:52:32.53">02:52:33 P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4"><text:a xlink:type="simple" xlink:href="#1.Switch to  MySQL on the Management Node|outline">1.0 Switch to <text:s/>MySQL on the Management Node<text:tab/>1</text:a></text:p>
          <text:p text:style-name="P45"><text:a xlink:type="simple" xlink:href="#1.1.Install MySQL|outline">1.1 Install MySQL<text:tab/>1</text:a></text:p>
          <text:p text:style-name="P45"><text:a xlink:type="simple" xlink:href="#1.2.Configure and migrate xCAT  to MySQL using mysqlsetup script|outline">1.2 Configure and migrate xCAT <text:s/>to MySQL using mysqlsetup script<text:tab/>3</text:a></text:p>
          <text:p text:style-name="P45"><text:a xlink:type="simple" xlink:href="#1.3.Configure MySQL manually|outline">1.3 Configure MySQL manually<text:tab/>3</text:a></text:p>
          <text:p text:style-name="P45"><text:a xlink:type="simple" xlink:href="#1.4.Migrate xCAT data to MySQL|outline">1.4 Migrate xCAT data to MySQL<text:tab/>8</text:a></text:p>
          <text:p text:style-name="P45"><text:a xlink:type="simple" xlink:href="#1.5.Add ODBC support|outline">1.5 Add ODBC support<text:tab/>9</text:a></text:p>
          <text:p text:style-name="P45"><text:a xlink:type="simple" xlink:href="#1.6.Removing MySQL xcatd database|outline">1.6 Removing MySQL xcatd database<text:tab/>13</text:a></text:p>
          <text:p text:style-name="P45"><text:a xlink:type="simple" xlink:href="#1.7.Migrate to new level MySQL|outline">1.7 Migrate to new level MySQL<text:tab/>14</text:a></text:p>
          <text:p text:style-name="P45"><text:a xlink:type="simple" xlink:href="#1.8.References|outline">1.8 References<text:tab/>15</text:a></text:p>
        </text:index-body>
      </text:table-of-content>
      <text:p text:style-name="P12"/>
      <text:p text:style-name="P13"/>
      <text:p text:style-name="P14"/>
      <text:h text:style-name="Heading_20_1" text:outline-level="1">Switch to <text:s/>MySQL on the Management Node</text:h>
      <text:p text:style-name="Default_20_Text"/>
      <text:list text:style-name="RTF_5f_Num_20_4">
        <text:list-header>
          <text:p text:style-name="P123">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3"><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he size of the rpm available, it will shrink after the gzip file is removed from the /usr directory</text:p>
      <text:p text:style-name="Default_20_Text"><text:soft-page-break/></text:p>
      <text:p text:style-name="P7">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8">tar -xvf xcat-mysql-2*.tar</text:p>
      <text:p text:style-name="P18">./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8">mysql-server-5.*</text:p>
      <text:p text:style-name="P18">mysql-5.*</text:p>
      <text:p text:style-name="P18">mysql-devel-5.*</text:p>
      <text:p text:style-name="P18">mysql-bench-5.*</text:p>
      <text:p text:style-name="P18">mysql-5.*</text:p>
      <text:p text:style-name="P18">mysql-connector-odbc-*</text:p>
      <text:p text:style-name="P18">mysql-devel-5.*</text:p>
      <text:p text:style-name="P18"/>
      <text:p text:style-name="P10">On SLES: MySQL comes as part of the OS. Ensure that the following rpms are installed on your Management <text:s/>Node:<text:line-break/></text:p>
      <text:p text:style-name="P19">mysql-client-5*</text:p>
      <text:p text:style-name="P9"><text:s text:c="12"/>libmysqlclient_r15*</text:p>
      <text:p text:style-name="P19">libqt4-sql-mysql-4*</text:p>
      <text:p text:style-name="P19">libmysqlclient15-5*</text:p>
      <text:p text:style-name="P19">perl-DBD-mysql-4*</text:p>
      <text:p text:style-name="P19">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text:soft-page-break/>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Stop: <text:s/>Did you notice as of xCAT 2.3.1, <text:s/>you can use the mysqlsetup script provided by xCAT to automatically accomplish all the following manual steps. <text:s/>See man mysqlsetup. </text:h>
      <text:p text:style-name="Default_20_Text"/>
      <text:p text:style-name="P33">This section takes you through setting up the the MySQL environment, starting the server and connecting to the interactive <text:span text:style-name="T10">program</text:span> to create server definitions and perform queries.</text:p>
      <text:p text:style-name="P33"/>
      <text:p text:style-name="P33">This example assumes:</text:p>
      <text:p text:style-name="P33"/>
      <text:list text:style-name="L1">
        <text:list-item>
          <text:p text:style-name="P46">Management Node: <text:span text:style-name="T2">mn20</text:span></text:p>
        </text:list-item>
        <text:list-item>
          <text:p text:style-name="P46">xCAT <text:span text:style-name="T10">database name</text:span>:<text:span text:style-name="T2"> xcatdb</text:span></text:p>
        </text:list-item>
        <text:list-item>
          <text:p text:style-name="P59"><text:span text:style-name="T11">Database user id used by xCAT for access: </text:span><text:span text:style-name="T12">xcatadmin</text:span></text:p>
        </text:list-item>
        <text:list-item>
          <text:p text:style-name="P59"><text:span text:style-name="T11">Database password for xcatadmin: </text:span><text:span text:style-name="T12">xcat201</text:span></text:p>
        </text:list-item>
      </text:list>
      <text:p text:style-name="P33"/>
      <text:p text:style-name="P33">Substitute your addresses and desired database administration, password and database name as appropriate.</text:p>
      <text:p text:style-name="P33"><text:s/><text:span text:style-name="T35">All of the following steps should be run logged into the Management Node as root. <text:s/></text:span></text:p>
      <text:p text:style-name="P33"/>
      <text:list text:style-name="L2">
        <text:list-item>
          <text:p text:style-name="P95"><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line-break/></text:span><text:span text:style-name="T12">cd /usr/local/mysql</text:span></text:p>
          <text:p text:style-name="P96">chown -R mysql .</text:p>
          <text:p text:style-name="P95"><text:span text:style-name="T2">chgrp -R mysql .<text:line-break/><text:line-break/></text:span><text:soft-page-break/><text:span text:style-name="T6">On Linux: The mysql user id <text:s/>and group already exists, and the permissions are already correct when MySQL is installed. <text:s/></text:span></text:p>
          <text:p text:style-name="P102"/>
        </text:list-item>
        <text:list-item>
          <text:p text:style-name="P61"><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0">On Linux: <text:span text:style-name="T2">/usr/bin/mysql_install_db --user=mysql</text:span></text:p>
      <text:list text:style-name="L2" text:continue-numbering="true">
        <text:list-header>
          <text:p text:style-name="P48"/>
        </text:list-header>
        <text:list-item>
          <text:p text:style-name="P49"><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104"><text:line-break/>On AIX:<text:span text:style-name="T13"> cp /usr/local/mysql/support-files/my-large.cnf <text:s/>/etc/my.cnf</text:span></text:p>
          <text:p text:style-name="P105"><text:line-break/>Then on both AIX and Linux under the section:</text:p>
          <text:p text:style-name="P105"># The MySQL server</text:p>
          <text:p text:style-name="P105">[mysqld]</text:p>
          <text:p text:style-name="P105"/>
          <text:p text:style-name="P105">add the following line:</text:p>
          <text:p text:style-name="P104"><text:span text:style-name="T15"><text:line-break/></text:span><text:span text:style-name="T13">sql_mode=ANSI_QUOTES </text:span></text:p>
        </text:list-item>
      </text:list>
      <text:p text:style-name="P17"><text:s/><text:tab/></text:p>
      <text:p text:style-name="P17"><text:s/><text:tab/>Note: <text:s/>IF you are at xCAT 2.4 or later sql_mode=ANSI_QUOTES is no <text:s/><text:tab/>longer required.</text:p>
      <text:list text:style-name="L2" text:continue-numbering="true">
        <text:list-header>
          <text:p text:style-name="P113"/>
        </text:list-header>
        <text:list-item>
          <text:p text:style-name="P105">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05">For additional system variables that can be set <text:s/>go to: <text:line-break/></text:p>
          <text:p text:style-name="P105"><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48">On AIX, update the data directory ownership permission to mysql. All other mysql install directories should be owned by root. </text:p>
        </text:list-item>
      </text:list>
      <text:p text:style-name="P22"><text:line-break/>cd /usr/local/mysql</text:p>
      <text:p text:style-name="P27">chown -R root .</text:p>
      <text:p text:style-name="P27">chown -R mysql data<text:line-break/><text:line-break/></text:p>
      <text:list text:style-name="L2" text:continue-numbering="true">
        <text:list-item>
          <text:p text:style-name="P95">Check ulimit settings.</text:p>
        </text:list-item>
      </text:list>
      <text:p text:style-name="P27"><text:soft-page-break/><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7"/>
      <text:p text:style-name="P31"><text:span text:style-name="Source_20_Text"><text:span text:style-name="T8">If not unlimited, change the ulimit setting to unlimited, for this session. coredump is optional. </text:span></text:span></text:p>
      <text:p text:style-name="P31"><text:span text:style-name="Source_20_Text"><text:span text:style-name="T12"/></text:span></text:p>
      <text:p text:style-name="P31"><text:span text:style-name="Source_20_Text"><text:span text:style-name="T2">ulimit -m unlimited</text:span></text:span></text:p>
      <text:p text:style-name="P31"><text:span text:style-name="Source_20_Text"><text:span text:style-name="T2">ulimit -n unlimited</text:span></text:span></text:p>
      <text:p text:style-name="P31"><text:span text:style-name="Source_20_Text"><text:span text:style-name="T2">ulimit -d unlimited</text:span></text:span></text:p>
      <text:p text:style-name="P31"><text:span text:style-name="Source_20_Text"><text:span text:style-name="T2">ulimit -f unlimited</text:span></text:span></text:p>
      <text:p text:style-name="P31"><text:span text:style-name="Source_20_Text"><text:span text:style-name="T2">ulimit -s unlimited</text:span></text:span></text:p>
      <text:p text:style-name="P31"><text:span text:style-name="Source_20_Text"><text:span text:style-name="T2">ulimit -t unlimited</text:span></text:span></text:p>
      <text:p text:style-name="P20"><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7"><text:line-break/> <text:s text:c="7"/>fsize = -1</text:p>
      <text:p text:style-name="P27"><text:s text:c="8"/>core = -1</text:p>
      <text:p text:style-name="P27"><text:s text:c="8"/>cpu = -1</text:p>
      <text:p text:style-name="P27"><text:s text:c="8"/>data = -1</text:p>
      <text:p text:style-name="P27"><text:s text:c="8"/>rss = -1</text:p>
      <text:p text:style-name="P27"><text:s text:c="8"/>stack = -1</text:p>
      <text:p text:style-name="P27"><text:s text:c="8"/>nofiles = -1</text:p>
      <text:list text:style-name="L2" text:continue-numbering="true">
        <text:list-header>
          <text:p text:style-name="P48"/>
        </text:list-header>
        <text:list-item>
          <text:p text:style-name="P61"><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63"><text:s text:c="2"/>(may need to hit enter to get prompt back)</text:p>
        </text:list-item>
      </text:list>
      <text:p text:style-name="P20">On Linux: <text:line-break/><text:span text:style-name="T2">/usr/bin/mysqld_safe --user=mysql &amp;</text:span> <text:s/><text:line-break/>or<text:line-break/><text:span text:style-name="T2">service mysqld start <text:s text:c="2"/>(on sles service mysql start)</text:span></text:p>
      <text:p text:style-name="P27"/>
      <text:p text:style-name="P28">If you need to stop the MySQL server:</text:p>
      <text:p text:style-name="P28"/>
      <text:p text:style-name="P28"><text:soft-page-break/>Note the mysql root id must have been setup, see below.</text:p>
      <text:p text:style-name="P29"/>
      <text:list text:style-name="L2" text:continue-numbering="true">
        <text:list-header>
          <text:p text:style-name="P61">On AIX: <text:span text:style-name="T2">/usr/local/mysql/bin/mysqladmin -u root -p shutdown</text:span></text:p>
          <text:p text:style-name="P61">On Linux: <text:line-break/><text:span text:style-name="T2">/usr/bin/mysqladmin -u root -p shutdown</text:span></text:p>
        </text:list-header>
      </text:list>
      <text:p text:style-name="P32"><text:s text:c="12"/>or <text:span text:style-name="T9"><text:s text:c="3"/></text:span><text:span text:style-name="T4">service mysqld stop</text:span></text:p>
      <text:p text:style-name="P36"/>
      <text:list text:style-name="L2" text:continue-numbering="true">
        <text:list-header>
          <text:p text:style-name="P141">If command fails, </text:p>
          <text:p text:style-name="P61"><text:line-break/>On AIX, check the /usr/local/mysql/data/mn20.err file. </text:p>
        </text:list-header>
      </text:list>
      <text:p text:style-name="P32"><text:span text:style-name="T4"><text:s text:c="12"/>On Linux, check /var/log/mysqld.log.</text:span><text:span text:style-name="T2"><text:line-break/></text:span><text:span text:style-name="T11"> <text:s text:c="12"/></text:span></text:p>
      <text:list text:style-name="L2" text:continue-numbering="true">
        <text:list-item>
          <text:p text:style-name="P61">Setup MySQL to automatically start after a reboot of the Management Node.</text:p>
          <text:p text:style-name="P61"><text:line-break/>On AIX, add the following line before the xcatd line (so that it starts before it) in the /etc/inittab: </text:p>
          <text:p text:style-name="P61"><text:line-break/><text:span text:style-name="T2">mysql:2:once:/usr/local/mysql/bin/mysqld_safe --user=mysql &amp;</text:span> <text:line-break/>On Linux: <text:span text:style-name="T2">chkconfig mysqld on <text:s/>( on sles chkconfig mysql on)</text:span></text:p>
        </text:list-item>
      </text:list>
      <text:p text:style-name="P32"><text:s text:c="16"/></text:p>
      <text:list text:style-name="L2" text:continue-numbering="true">
        <text:list-item>
          <text:p text:style-name="P61">Set <text:s/>the MySQL root <text:s/>password in the MySQL database</text:p>
          <text:p text:style-name="P61"><text:line-break/>On AIX: <text:span text:style-name="T1">/usr/local/mysql/bin/mysqladmin -u root password 'new-password'</text:span><text:line-break/>On Linux: <text:span text:style-name="T1">/usr/bin/mysqladmin -u root password 'new-password'</text:span><text:line-break/></text:p>
          <text:p text:style-name="P61"><text:s text:c="9"/></text:p>
        </text:list-item>
        <text:list-item>
          <text:p text:style-name="P61"><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4"/>
      <text:list text:style-name="L2" text:continue-numbering="true">
        <text:list-item>
          <text:p text:style-name="P61"><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1"><text:span text:style-name="T6"><text:line-break/>mysql &gt;</text:span><text:span text:style-name="T2"> CREATE DATABASE xcatdb;<text:line-break/></text:span></text:p>
      <text:list text:style-name="L2" text:continue-numbering="true">
        <text:list-item>
          <text:p text:style-name="P61"><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79"/>
        </text:list-item>
        <text:list-item>
          <text:p text:style-name="P61"><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text:span><text:soft-page-break/><text:span text:style-name="T25">good name to use for your MN is the name in the master attribute of the site table. </text:span></text:p>
          <text:p text:style-name="P52">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52"/>
          <text:p text:style-name="P61"><text:span text:style-name="T31"><text:line-break/></text:span><text:span text:style-name="T30">mysql &gt; </text:span><text:span text:style-name="T31">GRANT ALL on xcatdb.* TO xcatadmin@mn20 IDENTIFIED BY 'xcat201';</text:span></text:p>
        </text:list-item>
      </text:list>
      <text:p text:style-name="P37"/>
      <text:list text:style-name="L2" text:continue-numbering="true">
        <text:list-header>
          <text:p text:style-name="P54">Next add all other nodes that need access to the database. <text:s text:c="2"/>Service Nodes are required for xCAT hierarchical support. <text:s/>Compute nodes may also need access depending on the application running.</text:p>
          <text:p text:style-name="P61"><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9"/>
      <text:list text:style-name="L2" text:continue-numbering="true">
        <text:list-item>
          <text:p text:style-name="P61"><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48">Check system variables.<text:line-break/></text:p>
        </text:list-item>
      </text:list>
      <text:p text:style-name="P33"><text:s text:c="12"/>mysql &gt; <text:span text:style-name="T2">SHOW VARIABLES;</text:span></text:p>
      <text:list text:style-name="L2" text:continue-numbering="true">
        <text:list-header>
          <text:p text:style-name="P48"/>
        </text:list-header>
        <text:list-item>
          <text:p text:style-name="P48">Check the defined databases.<text:line-break/></text:p>
        </text:list-item>
      </text:list>
      <text:p text:style-name="P21"><text:soft-page-break/>mysql &gt; <text:span text:style-name="T2">SHOW DATABASES;</text:span><text:line-break/><text:span text:style-name="T37">+--------------------+<text:line-break/>| Database <text:s text:c="10"/>|<text:line-break/>+--------------------+<text:line-break/>| information_schema |<text:line-break/>| mysql <text:s text:c="13"/>|<text:line-break/></text:span><text:span text:style-name="T37">| test <text:s text:c="14"/>|<text:line-break/></text:span><text:span text:style-name="T37">| xcatdb <text:s text:c="12"/>|<text:line-break/>+--------------------+</text:span></text:p>
      <text:list text:style-name="L2" text:continue-numbering="true">
        <text:list-header>
          <text:p text:style-name="P103"/>
        </text:list-header>
        <text:list-item>
          <text:p text:style-name="P48">The following shows you how to view the tables. At this point no tables have been defined in the xcatdb yet. Run again after the database is populated.</text:p>
        </text:list-item>
      </text:list>
      <text:p text:style-name="P23"><text:span text:style-name="T6"><text:line-break/>mysql &gt; </text:span>use xcatdb;</text:p>
      <text:p text:style-name="P20"><text:span text:style-name="T14">mysql &gt;</text:span><text:span text:style-name="T12"> SHOW TABLES;<text:line-break/></text:span><text:span text:style-name="T6">mysql &gt;</text:span><text:span text:style-name="T2"> DESCRIBE &lt;table name&gt;;</text:span></text:p>
      <text:p text:style-name="P38"/>
      <text:list text:style-name="L2" text:continue-numbering="true">
        <text:list-item>
          <text:p text:style-name="P61"><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85">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5"/>
      <text:p text:style-name="P35"><text:s text:c="11"/>Note: if you get an error, like “Connection failure: IO::Socket::SSL: connect:</text:p>
      <text:p text:style-name="P35"><text:s text:c="10"/>Connection refused at....,” <text:s text:c="2"/>make sure your xcatd daemon is running. <text:s text:c="2"/></text:p>
      <text:list text:style-name="L3" text:continue-numbering="true">
        <text:list-header>
          <text:p text:style-name="P85"/>
        </text:list-header>
        <text:list-item>
          <text:p text:style-name="P85"><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85"/>
          <text:p text:style-name="P64">mysql:dbname=xcatdb;host=mn20|xcatadmin|xcat201</text:p>
          <text:p text:style-name="P85"><text:soft-page-break/><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2"/>
      <text:list text:style-name="L3" text:continue-numbering="true">
        <text:list-header>
          <text:p text:style-name="P85">Finally change permissions on the file, <text:s/>so only root can read, to protect the password. <text:line-break/><text:span text:style-name="T2"><text:line-break/>chmod 0600 /etc/xcat/cfgloc </text:span></text:p>
          <text:p text:style-name="P85"/>
        </text:list-header>
        <text:list-item>
          <text:p text:style-name="P85">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64"/>
          <text:p text:style-name="P64">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5"/>
      <text:list text:style-name="L3" text:continue-numbering="true">
        <text:list-header>
          <text:p text:style-name="P85"/>
        </text:list-header>
        <text:list-item>
          <text:p text:style-name="P94">Start the xcatd daemon using the MySQL database.<text:line-break/><text:line-break/><text:span text:style-name="T6">On AIX: </text:span><text:span text:style-name="T2">xcatstart <text:s text:c="2"/></text:span><text:span text:style-name="T5">(xCAT2.4 </text:span><text:span text:style-name="T41">restartxcatd)</text:span><text:span text:style-name="T2"><text:line-break/></text:span><text:span text:style-name="T6">On Linux: </text:span><text:span text:style-name="T2">service xcatd restart <text:line-break/></text:span></text:p>
          <text:p text:style-name="P101"/>
          <text:p text:style-name="P97"/>
        </text:list-item>
        <text:list-item>
          <text:p text:style-name="P97">Test the database</text:p>
        </text:list-item>
      </text:list>
      <text:p text:style-name="P4"/>
      <text:p text:style-name="P4"><text:s text:c="12"/>tabdump site</text:p>
      <text:p text:style-name="P40"><text:s text:c="4"/></text:p>
      <text:p text:style-name="P5"/>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p>
      <text:p text:style-name="P15"/>
      <text:p text:style-name="P15"><text:soft-page-break/>As of xCAT 2.3.1 or later, <text:s/>you can use mysqlsetup command in xCAT to perform the operations in steps 2 and 3 below. <text:s text:c="2"/>See manpage for mysqlsetup.<text:line-break/></text:p>
      <text:list text:style-name="L4">
        <text:list-item>
          <text:list>
            <text:list-item>
              <text:p text:style-name="P124">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included in </text:span><text:span text:style-name="T19">xcat-mysql-xxxx.tar.gz</text:span><text:span text:style-name="T18">. Both</text:span><text:span text:style-name="T19"> .gz</text:span><text:span text:style-name="T18"> files were downloaded when was </text:span><text:span text:style-name="T18">set up the xCAT Management Node. To install the packages use the following commands:<text:line-break/><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39"> for how to get packages from the distro.<text:line-break/><text:line-break/>For RedHat and Fedora:<text:line-break/><text:line-break/></text:span><text:span text:style-name="T40">rpm -i unixODBC-*<text:line-break/>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124">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6"> name.<text:line-break/><text:line-break/></text:span><text:span text:style-name="T23">On AIX, RH and Fedora:</text:span></text:p>
              <text:p text:style-name="P126"/>
              <text:p text:style-name="P124"><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span><text:soft-page-break/><text:span text:style-name="T24"><text:line-break/></text:span><text:span text:style-name="T23">On SLES: </text:span></text:p>
              <text:p text:style-name="P126"/>
              <text:p text:style-name="P124"><text:span text:style-name="T23">First find the ODBC driver. For SLES:<text:line-break/></text:span><text:span text:style-name="T19">rpm -ql MyODBC-unixODBC <text:line-break/><text:line-break/>vi /etc/unixODBC/odbcinst.ini<text:line-break/></text:span><text:span text:style-name="T38">[MySQL]<text:line-break/></text:span><text:span text:style-name="T38">Description = ODBC for MySQL<text:line-break/></text:span><text:span text:style-name="T38">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124"><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129">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3">i <text:s/>~/.odbc.ini</text:span></text:p>
              <text:p text:style-name="P135"><text:line-break/>[xCATDB]<text:line-break/>SERVER = mn20<text:line-break/>DATABASE = xcatdb<text:line-break/>USER <text:s text:c="4"/>= xcatadmin<text:line-break/>PASSWORD = xcat20l</text:p>
              <text:p text:style-name="P135"/>
              <text:p text:style-name="P129"><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128"><text:soft-page-break/>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0"><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4"><text:line-break/>On AIX:</text:p>
      <text:p text:style-name="P25"><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8"/>
      <text:list text:style-name="L4" text:continue-numbering="true">
        <text:list-item>
          <text:list text:continue-numbering="true">
            <text:list-item>
              <text:p text:style-name="P124"><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124"><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131"><text:line-break/></text:p>
            </text:list-item>
          </text:list>
        </text:list-item>
      </text:list>
      <text:p text:style-name="P42"/>
      <text:p text:style-name="P42"><text:s text:c="16"/>/usr/local/bin/isql -v xcatdb</text:p>
      <text:p text:style-name="P42"/>
      <text:p text:style-name="P30">+--------------------+<text:line-break/>| Connected! <text:s text:c="8"/>|<text:line-break/>| <text:s text:c="19"/>|<text:line-break/>| sql-statement <text:s text:c="5"/>|<text:line-break/>| help[tablename] <text:s text:c="3"/>|<text:line-break/>| quit <text:s text:c="14"/>|<text:line-break/>+--------------------+</text:p>
      <text:p text:style-name="P42"><text:soft-page-break/><text:span text:style-name="T37"><text:s text:c="32"/></text:span><text:s text:c="11"/></text:p>
      <text:p text:style-name="P42"><text:s text:c="17"/><text:span text:style-name="T29">SQL&gt; <text:s/>SHOW TABLES;</text:span> <text:s/></text:p>
      <text:p text:style-name="P42"/>
      <text:p text:style-name="P30">+--------------------+<text:line-break/>| Tables_in_xcatdb <text:s text:c="2"/>|<text:line-break/>|--------------------|<text:line-break/>| . <text:s text:c="17"/>|<text:line-break/>| networks <text:s text:c="10"/>|</text:p>
      <text:p text:style-name="P30">| nodelist <text:s text:c="10"/>|</text:p>
      <text:p text:style-name="P30">| site <text:s text:c="14"/>|<text:line-break/>| . <text:s text:c="17"/>|</text:p>
      <text:p text:style-name="P30">| . <text:s text:c="17"/>|<text:line-break/>+--------------------+</text:p>
      <text:p text:style-name="P30"/>
      <text:p text:style-name="P30"/>
      <text:p text:style-name="P30"/>
      <text:p text:style-name="P30">SQL&gt; DESCRIBE site;</text:p>
      <text:p text:style-name="P30">+----------+--------------+------+-----+---------+-------+</text:p>
      <text:p text:style-name="P30">| Field <text:s text:c="3"/>| Type <text:s text:c="8"/>| Null | Key | Default | Extra |</text:p>
      <text:p text:style-name="P30">+----------+--------------+------+-----+---------+-------+</text:p>
      <text:p text:style-name="P30">| key <text:s text:c="5"/>| varchar(128) | NO <text:s text:c="2"/>| PRI | <text:s text:c="8"/>| <text:s text:c="6"/>|</text:p>
      <text:p text:style-name="P30">| value <text:s text:c="3"/>| text <text:s text:c="8"/>| YES <text:s/>| <text:s text:c="4"/>| NULL <text:s text:c="3"/>| <text:s text:c="6"/>|</text:p>
      <text:p text:style-name="P30">| comments | text <text:s text:c="8"/>| YES <text:s/>| <text:s text:c="4"/>| NULL <text:s text:c="3"/>| <text:s text:c="6"/>|</text:p>
      <text:p text:style-name="P30">| disable <text:s/>| text <text:s text:c="8"/>| YES <text:s/>| <text:s text:c="4"/>| NULL <text:s text:c="3"/>| <text:s text:c="6"/>|</text:p>
      <text:p text:style-name="P30">+----------+--------------+------+-----+---------+-------+</text:p>
      <text:p text:style-name="P42"><text:s text:c="10"/></text:p>
      <text:p text:style-name="P41"><text:span text:style-name="T2"><text:line-break/> <text:s text:c="18"/></text:span><text:span text:style-name="T32">SQL</text:span><text:span text:style-name="T34"> &gt;</text:span><text:span text:style-name="T33"> quit;</text:span></text:p>
      <text:p text:style-name="P25"/>
      <text:p text:style-name="P26"/>
      <text:h text:style-name="P6" text:outline-level="2">Removing MySQL xcatd database</text:h>
      <text:p text:style-name="P2"/>
      <text:list text:style-name="L5">
        <text:list-item>
          <text:list>
            <text:list-item>
              <text:p text:style-name="P144">To remove the database, <text:s/>first do a backup.<text:line-break/><text:line-break/><text:span text:style-name="T2">mkdir -p ~/xcat-dbback<text:line-break/>dumpxCATdb -p ~/xcat-dbback</text:span></text:p>
            </text:list-item>
            <text:list-item>
              <text:p text:style-name="P144">stop the xcatd daemon</text:p>
            </text:list-item>
            <text:list-item>
              <text:p text:style-name="P144">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44">Remove the database.</text:p>
              <text:p text:style-name="P144">mysql&gt; <text:span text:style-name="T2">drop database xcatdb; </text:span></text:p>
            </text:list-item>
            <text:list-item>
              <text:p text:style-name="P144">remove /etc/xcat/cfgloc file ( points xCAT to MySQL)</text:p>
            </text:list-item>
            <text:list-item>
              <text:p text:style-name="P144">Install the MySQL database into SQLite</text:p>
              <text:p text:style-name="P151"><text:soft-page-break/>XCATBYPASS=1 restorexCATdb -p ~/xcat-dbback</text:p>
            </text:list-item>
            <text:list-item>
              <text:p text:style-name="P144">start xcatd</text:p>
            </text:list-item>
            <text:list-item>
              <text:p text:style-name="P144">If you wish to remove all MySQL <text:s/>use the rpm -e command at this point.</text:p>
            </text:list-item>
          </text:list>
        </text:list-item>
      </text:list>
      <text:p text:style-name="Default_20_Text"/>
      <text:h text:style-name="P6"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15">Backup your database. Refer to section <text:span text:style-name="T22">1.3 Migrate xCAT data to MySQL.</text:span><text:line-break/></text:p>
            </text:list-item>
            <text:list-item>
              <text:p text:style-name="P115">Stop the MySQL. Refer to section <text:span text:style-name="T2">1.2 Configure MySQL</text:span>.<text:line-break/></text:p>
            </text:list-item>
            <text:list-item>
              <text:p text:style-name="P115">Stop xcatd daemon.<text:line-break/><text:line-break/><text:span text:style-name="T46">On AIX: </text:span><text:span text:style-name="T48">xcatstop <text:s/></text:span><text:span text:style-name="T47">(xCAT2.4 stopsrc -s xcatd)</text:span><text:span text:style-name="T2"><text:line-break/></text:span><text:span text:style-name="T46">On Linux: </text:span><text:span text:style-name="T2">service xcatd stop<text:line-break/></text:span></text:p>
            </text:list-item>
            <text:list-item>
              <text:p text:style-name="P115">Unlink the previous version of MySQL.<text:line-break/><text:line-break/><text:span text:style-name="T2">cd /usr/local<text:line-break/>rm mysql</text:span><text:line-break/></text:p>
            </text:list-item>
            <text:list-item>
              <text:p text:style-name="P115">Download the latest MySQL as indicated section <text:span text:style-name="T2">1.1 Install MySQL</text:span>.<text:line-break/></text:p>
            </text:list-item>
            <text:list-item>
              <text:p text:style-name="P115">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15"><text:s/>Restore your database and start xcatd as you did in section <text:span text:style-name="T22">1.3 Migrate xCAT data to MySQL.<text:line-break/></text:span></text:p>
            </text:list-item>
            <text:list-item>
              <text:p text:style-name="P115">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text:style-name="L7">
        <text:list-header>
          <text:p text:style-name="P143"/>
        </text:list-header>
      </text:list>
      <text:h text:style-name="P6" text:outline-level="2"><text:soft-page-break/>References</text:h>
      <text:p text:style-name="P3"/>
      <text:list text:style-name="L8">
        <text:list-item>
          <text:p text:style-name="P139"><text:a xlink:type="simple" xlink:href="http://www.pantz.org/software/mysql/mysqlcommands.html">http://www.pantz.org/software/mysql/mysqlcommands.html</text:a></text:p>
        </text:list-item>
        <text:list-item>
          <text:p text:style-name="P139"><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15</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03-03T14:52:32</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10" meta:word-count="2933" meta:character-count="18935"/>
  </office:meta>
</office:document-meta>
</file>